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5pt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4:45:03.962024678</meta:creation-date>
    <dc:date>2022-08-27T14:16:30.378503390</dc:date>
    <meta:editing-duration>PT39S</meta:editing-duration>
    <meta:editing-cycles>2</meta:editing-cycles>
    <meta:generator>LibreOffice/7.4.0.3$Linux_X86_64 LibreOffice_project/4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